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zc3Cs5C8hITKPbP7axF5yRYbU4TC2T2TfwK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0:51:10.014906719</meta:creation-date>
    <dc:date>2023-06-30T14:54:33.190813951</dc:date>
    <meta:editing-duration>PT3H53M13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